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ext-properties fo:color="#C65911"/>
    </style:style>
    <style:style style:name="ce5" style:family="table-cell" style:parent-style-name="Default" style:data-style-name="N2">
      <style:text-properties fo:color="#C65911"/>
    </style:style>
    <style:style style:name="ce6" style:family="table-cell" style:parent-style-name="Default" style:data-style-name="N0">
      <style:text-properties fo:color="#305496"/>
    </style:style>
    <style:style style:name="ce7" style:family="table-cell" style:parent-style-name="Default" style:data-style-name="N2">
      <style:text-properties fo:color="#305496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36"/>
    <style:style style:name="co1" style:family="table-column">
      <style:table-column-properties fo:break-before="auto" style:column-width="3.2385cm"/>
    </style:style>
    <style:style style:name="co2" style:family="table-column">
      <style:table-column-properties fo:break-before="auto" style:column-width="7.239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1.8415cm"/>
    </style:style>
    <style:style style:name="co5" style:family="table-column">
      <style:table-column-properties fo:break-before="auto" style:column-width="1.9896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Shop</text:p>
          </table:table-cell>
          <table:table-cell office:value-type="string" table:style-name="ce1">
            <text:p>Item</text:p>
          </table:table-cell>
          <table:table-cell office:value-type="string" table:style-name="ce3">
            <text:p>net price / €</text:p>
          </table:table-cell>
          <table:table-cell office:value-type="string" table:style-name="ce3">
            <text:p>Quantity</text:p>
          </table:table-cell>
          <table:table-cell office:value-type="string" table:style-name="ce3">
            <text:p>Result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Eurocircuits</text:p>
          </table:table-cell>
          <table:table-cell office:value-type="string" table:style-name="ce6">
            <text:p>PCB Shepherd Cape v2.0r0 with Stencil</text:p>
          </table:table-cell>
          <table:table-cell office:value-type="float" office:value="51.666666666666664" table:formula="of:=155/3" table:style-name="ce7">
            <text:p>51,67</text:p>
          </table:table-cell>
          <table:table-cell office:value-type="float" office:value="3" table:style-name="ce6">
            <text:p>3</text:p>
          </table:table-cell>
          <table:table-cell office:value-type="float" office:value="155" table:formula="of:=[.D2]*[.C2]" table:style-name="ce7">
            <text:p>155,0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Eurocircuits</text:p>
          </table:table-cell>
          <table:table-cell office:value-type="string" table:style-name="ce6">
            <text:p>PCB Shepherd Cape v2.0r1 with Stencil</text:p>
          </table:table-cell>
          <table:table-cell office:value-type="float" office:value="14.0625" table:formula="of:= 450/32" table:style-name="ce7">
            <text:p>14,06</text:p>
          </table:table-cell>
          <table:table-cell office:value-type="float" office:value="32" table:style-name="ce6">
            <text:p>32</text:p>
          </table:table-cell>
          <table:table-cell office:value-type="float" office:value="450" table:formula="of:=[.D3]*[.C3]" table:style-name="ce7">
            <text:p>450,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urocircuits</text:p>
          </table:table-cell>
          <table:table-cell office:value-type="string" table:style-name="ce1">
            <text:p>PCB Shepherd Cape v2.1 with Stencil</text:p>
          </table:table-cell>
          <table:table-cell office:value-type="float" office:value="14.375" table:formula="of:=460/32" table:style-name="ce2">
            <text:p>14,38</text:p>
          </table:table-cell>
          <table:table-cell office:value-type="float" office:value="32" table:style-name="ce1">
            <text:p>32</text:p>
          </table:table-cell>
          <table:table-cell office:value-type="float" office:value="460" table:formula="of:=[.D4]*[.C4]" table:style-name="ce2">
            <text:p>460,0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Eurocircuits</text:p>
          </table:table-cell>
          <table:table-cell office:value-type="string" table:style-name="ce6">
            <text:p>PCB nRF-Target v2.0 with Stencil<text:s/></text:p>
          </table:table-cell>
          <table:table-cell office:value-type="float" office:value="4.84375" table:formula="of:= 155/32" table:style-name="ce7">
            <text:p>4,84</text:p>
          </table:table-cell>
          <table:table-cell office:value-type="float" office:value="32" table:style-name="ce6">
            <text:p>32</text:p>
          </table:table-cell>
          <table:table-cell office:value-type="float" office:value="155" table:formula="of:=[.D5]*[.C5]" table:style-name="ce7">
            <text:p>155,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urocircuits</text:p>
          </table:table-cell>
          <table:table-cell office:value-type="string" table:style-name="ce1">
            <text:p>PCB nRF-Target v2.1 with Stencil</text:p>
          </table:table-cell>
          <table:table-cell office:value-type="float" office:value="5.46875" table:formula="of:=175/32" table:style-name="ce2">
            <text:p>5,47</text:p>
          </table:table-cell>
          <table:table-cell office:value-type="float" office:value="32" table:style-name="ce1">
            <text:p>32</text:p>
          </table:table-cell>
          <table:table-cell office:value-type="float" office:value="175" table:formula="of:=[.D6]*[.C6]" table:style-name="ce2">
            <text:p>175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2"/>
          <table:table-cell table:style-name="ce1"/>
          <table:table-cell office:value-type="float" office:value="0" table:formula="of:=[.D7]*[.C7]" table:style-name="ce2">
            <text:p>0,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user</text:p>
          </table:table-cell>
          <table:table-cell office:value-type="string" table:style-name="ce1">
            <text:p>Parts for Shepherd-Cape without Recorder</text:p>
          </table:table-cell>
          <table:table-cell office:value-type="float" office:value="68.959999999999994" table:style-name="ce2">
            <text:p>68,96</text:p>
          </table:table-cell>
          <table:table-cell office:value-type="float" office:value="32" table:style-name="ce1">
            <text:p>32</text:p>
          </table:table-cell>
          <table:table-cell office:value-type="float" office:value="2206.7199999999998" table:formula="of:=[.D8]*[.C8]" table:style-name="ce2">
            <text:p>2206,7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ouser</text:p>
          </table:table-cell>
          <table:table-cell office:value-type="string" table:style-name="ce6">
            <text:p>Parts for Shepherd-Cape ONLY Recorder</text:p>
          </table:table-cell>
          <table:table-cell office:value-type="float" office:value="42.11" table:formula="of:=(111.07-68.96)" table:style-name="ce7">
            <text:p>42,11</text:p>
          </table:table-cell>
          <table:table-cell office:value-type="float" office:value="3" table:style-name="ce6">
            <text:p>3</text:p>
          </table:table-cell>
          <table:table-cell office:value-type="float" office:value="126.33" table:formula="of:=[.D9]*[.C9]" table:style-name="ce7">
            <text:p>126,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user</text:p>
          </table:table-cell>
          <table:table-cell office:value-type="string" table:style-name="ce1">
            <text:p>Parts for nRF-Target</text:p>
          </table:table-cell>
          <table:table-cell office:value-type="float" office:value="13.18" table:style-name="ce2">
            <text:p>13,18</text:p>
          </table:table-cell>
          <table:table-cell office:value-type="float" office:value="33" table:style-name="ce1">
            <text:p>33</text:p>
          </table:table-cell>
          <table:table-cell office:value-type="float" office:value="434.94" table:formula="of:=[.D10]*[.C10]" table:style-name="ce2">
            <text:p>434,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gikey</text:p>
          </table:table-cell>
          <table:table-cell office:value-type="string" table:style-name="ce1">
            <text:p>Parts for Shepherd-Cape (Pinheaders)</text:p>
          </table:table-cell>
          <table:table-cell office:value-type="float" office:value="5.5757575757575761" table:formula="of:= 184/33" table:style-name="ce2">
            <text:p>5,58</text:p>
          </table:table-cell>
          <table:table-cell office:value-type="float" office:value="32" table:style-name="ce1">
            <text:p>32</text:p>
          </table:table-cell>
          <table:table-cell office:value-type="float" office:value="178.42424242424244" table:formula="of:=[.D11]*[.C11]" table:style-name="ce2">
            <text:p>178,42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2"/>
          <table:table-cell table:style-name="ce1"/>
          <table:table-cell office:value-type="float" office:value="0" table:formula="of:=[.D12]*[.C12]" table:style-name="ce2">
            <text:p>0,0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Betalayout</text:p>
          </table:table-cell>
          <table:table-cell office:value-type="string" table:style-name="ce6">
            <text:p>Solder Paste</text:p>
          </table:table-cell>
          <table:table-cell office:value-type="float" office:value="23" table:style-name="ce7">
            <text:p>23,00</text:p>
          </table:table-cell>
          <table:table-cell office:value-type="float" office:value="1" table:style-name="ce6">
            <text:p>1</text:p>
          </table:table-cell>
          <table:table-cell office:value-type="float" office:value="23" table:formula="of:=[.D13]*[.C13]" table:style-name="ce7">
            <text:p>23,00</text:p>
          </table:table-cell>
          <table:table-cell table:number-columns-repeated="16379"/>
        </table:table-row>
        <table:table-row table:style-name="ro1">
          <table:table-cell table:style-name="ce4"/>
          <table:table-cell office:value-type="string" table:style-name="ce4">
            <text:p>SMD-Assembly (Estimate)</text:p>
          </table:table-cell>
          <table:table-cell office:value-type="float" office:value="46.875" table:formula="of:= 1500/32" table:style-name="ce5">
            <text:p>46,88</text:p>
          </table:table-cell>
          <table:table-cell office:value-type="float" office:value="30" table:style-name="ce4">
            <text:p>30</text:p>
          </table:table-cell>
          <table:table-cell office:value-type="float" office:value="1406.25" table:formula="of:=[.D14]*[.C14]" table:style-name="ce5">
            <text:p>1406,25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2"/>
          <table:table-cell table:style-name="ce1"/>
          <table:table-cell office:value-type="float" office:value="0" table:formula="of:=[.D15]*[.C15]" table:style-name="ce2">
            <text:p>0,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ormulor</text:p>
          </table:table-cell>
          <table:table-cell office:value-type="string" table:style-name="ce4">
            <text:p>Casing (Estimate)</text:p>
          </table:table-cell>
          <table:table-cell office:value-type="float" office:value="15" table:style-name="ce5">
            <text:p>15,00</text:p>
          </table:table-cell>
          <table:table-cell office:value-type="float" office:value="30" table:style-name="ce4">
            <text:p>30</text:p>
          </table:table-cell>
          <table:table-cell office:value-type="float" office:value="450" table:formula="of:=[.D16]*[.C16]" table:style-name="ce5">
            <text:p>4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2"/>
          <table:table-cell table:style-name="ce1"/>
          <table:table-cell office:value-type="float" office:value="0" table:formula="of:=[.D17]*[.C17]" table:style-name="ce2">
            <text:p>0,0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SV</text:p>
          </table:table-cell>
          <table:table-cell office:value-type="string" table:style-name="ce6">
            <text:p>USB-Sticks 128 GB (div brands) for testing</text:p>
          </table:table-cell>
          <table:table-cell office:value-type="float" office:value="16.666666666666668" table:formula="of:=50/3" table:style-name="ce7">
            <text:p>16,67</text:p>
          </table:table-cell>
          <table:table-cell office:value-type="float" office:value="3" table:style-name="ce6">
            <text:p>3</text:p>
          </table:table-cell>
          <table:table-cell office:value-type="float" office:value="50" table:formula="of:=[.D18]*[.C18]" table:style-name="ce7">
            <text:p>50,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mputerUniverse</text:p>
          </table:table-cell>
          <table:table-cell office:value-type="string" table:style-name="ce1">
            <text:p>USB-Stick 256 GB, Philips FM25FD75B/00</text:p>
          </table:table-cell>
          <table:table-cell office:value-type="float" office:value="25.9" table:style-name="ce2">
            <text:p>25,90</text:p>
          </table:table-cell>
          <table:table-cell office:value-type="float" office:value="30" table:style-name="ce1">
            <text:p>30</text:p>
          </table:table-cell>
          <table:table-cell office:value-type="float" office:value="777" table:formula="of:=[.D19]*[.C19]" table:style-name="ce2">
            <text:p>777,0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SV</text:p>
          </table:table-cell>
          <table:table-cell office:value-type="string" table:style-name="ce6">
            <text:p>POE-Adapter Kit for testing (TP-Link)</text:p>
          </table:table-cell>
          <table:table-cell office:value-type="float" office:value="21" table:style-name="ce7">
            <text:p>21,00</text:p>
          </table:table-cell>
          <table:table-cell office:value-type="float" office:value="1" table:style-name="ce6">
            <text:p>1</text:p>
          </table:table-cell>
          <table:table-cell office:value-type="float" office:value="21" table:formula="of:=[.D20]*[.C20]" table:style-name="ce7">
            <text:p>21,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ternate</text:p>
          </table:table-cell>
          <table:table-cell office:value-type="string" table:style-name="ce1">
            <text:p>POE-Splitter (TP-POE10R)</text:p>
          </table:table-cell>
          <table:table-cell office:value-type="float" office:value="11" table:style-name="ce2">
            <text:p>11,00</text:p>
          </table:table-cell>
          <table:table-cell office:value-type="float" office:value="30" table:style-name="ce1">
            <text:p>30</text:p>
          </table:table-cell>
          <table:table-cell office:value-type="float" office:value="330" table:formula="of:=[.D21]*[.C21]" table:style-name="ce2">
            <text:p>330,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s-online</text:p>
          </table:table-cell>
          <table:table-cell office:value-type="string" table:style-name="ce1">
            <text:p>Bbone Green</text:p>
          </table:table-cell>
          <table:table-cell office:value-type="float" office:value="47" table:style-name="ce2">
            <text:p>47,00</text:p>
          </table:table-cell>
          <table:table-cell office:value-type="float" office:value="30" table:style-name="ce1">
            <text:p>30</text:p>
          </table:table-cell>
          <table:table-cell office:value-type="float" office:value="1410" table:formula="of:=[.D22]*[.C22]" table:style-name="ce2">
            <text:p>1410,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mputerUniverse</text:p>
          </table:table-cell>
          <table:table-cell office:value-type="string" table:style-name="ce1">
            <text:p>SD-Cards for flashing (PNY Pro Elite 32 GB)</text:p>
          </table:table-cell>
          <table:table-cell office:value-type="float" office:value="10.74" table:style-name="ce2">
            <text:p>10,74</text:p>
          </table:table-cell>
          <table:table-cell office:value-type="float" office:value="5" table:style-name="ce1">
            <text:p>5</text:p>
          </table:table-cell>
          <table:table-cell office:value-type="float" office:value="53.7" table:formula="of:=[.D23]*[.C23]" table:style-name="ce2">
            <text:p>53,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ternate</text:p>
          </table:table-cell>
          <table:table-cell office:value-type="string" table:style-name="ce1">
            <text:p>LAN-Cables 10-20cm (BB to POE)</text:p>
          </table:table-cell>
          <table:table-cell office:value-type="float" office:value="2.4" table:style-name="ce2">
            <text:p>2,40</text:p>
          </table:table-cell>
          <table:table-cell office:value-type="float" office:value="30" table:style-name="ce1">
            <text:p>30</text:p>
          </table:table-cell>
          <table:table-cell office:value-type="float" office:value="72" table:formula="of:=[.D24]*[.C24]" table:style-name="ce2">
            <text:p>72,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s-online</text:p>
          </table:table-cell>
          <table:table-cell office:value-type="string" table:style-name="ce1">
            <text:p>LAN-Cables 50 - 300cm (POE to Wall)</text:p>
          </table:table-cell>
          <table:table-cell office:value-type="float" office:value="3.35" table:formula="of:=134/40" table:style-name="ce2">
            <text:p>3,35</text:p>
          </table:table-cell>
          <table:table-cell office:value-type="float" office:value="30" table:style-name="ce1">
            <text:p>30</text:p>
          </table:table-cell>
          <table:table-cell office:value-type="float" office:value="100.5" table:formula="of:=[.D25]*[.C25]" table:style-name="ce2">
            <text:p>100,5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?kai?</text:p>
          </table:table-cell>
          <table:table-cell office:value-type="string" table:style-name="ce6">
            <text:p>Bbone AI for evaluation</text:p>
          </table:table-cell>
          <table:table-cell office:value-type="float" office:value="110" table:style-name="ce7">
            <text:p>110,00</text:p>
          </table:table-cell>
          <table:table-cell office:value-type="float" office:value="2" table:style-name="ce6">
            <text:p>2</text:p>
          </table:table-cell>
          <table:table-cell office:value-type="float" office:value="220" table:formula="of:=[.D26]*[.C26]" table:style-name="ce7">
            <text:p>22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2"/>
          <table:table-cell table:style-name="ce1"/>
          <table:table-cell office:value-type="float" office:value="0" table:formula="of:=[.D27]*[.C27]" table:style-name="ce2">
            <text:p>0,00</text:p>
          </table:table-cell>
          <table:table-cell table:number-columns-repeated="16379"/>
        </table:table-row>
        <table:table-row table:style-name="ro1">
          <table:table-cell table:style-name="ce4"/>
          <table:table-cell office:value-type="string" table:style-name="ce4">
            <text:p>Cisco Switch</text:p>
          </table:table-cell>
          <table:table-cell office:value-type="float" office:value="5907" table:style-name="ce5">
            <text:p>5907,0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[.D28]*[.C28]" table:style-name="ce5">
            <text:p>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2"/>
          <table:table-cell office:value-type="string" table:style-name="ce8">
            <text:p>SUM:</text:p>
          </table:table-cell>
          <table:table-cell office:value-type="currency" office:value="9254.8642424242425" table:formula="of:=SUM([.E2:.E28])" table:style-name="ce9">
            <text:p>9.254,86 €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ColorCoding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6">
            <text:p>Blue Items</text:p>
          </table:table-cell>
          <table:table-cell office:value-type="string" table:style-name="ce1">
            <text:p>needed during dev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Orange Items</text:p>
          </table:table-cell>
          <table:table-cell office:value-type="string" table:style-name="ce1">
            <text:p>Estimate - not ordered yet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  <table:database-ranges>
        <table:database-range table:target-range-address="Sheet1.A1:Sheet1.E29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ingmo</meta:initial-creator>
    <dc:creator>ingmo</dc:creator>
    <meta:creation-date>2021-04-10T19:10:25Z</meta:creation-date>
    <dc:date>2021-04-10T20:44:49Z</dc:date>
  </office:meta>
</office:document-meta>
</file>